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7000005FC54A910B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25cm" draw:shadow-opacity="80%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7cm" draw:shadow-opacity="80%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4.5cm" draw:shadow-opacity="80%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00cc33" draw:opacity="80%" draw:textarea-horizontal-align="justify" draw:textarea-vertical-align="middle" draw:auto-grow-height="false" fo:min-height="5cm" fo:min-width="3.45cm" draw:shadow-opacity="80%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color="#000000" loext:opacity="100%" fo:font-size="20pt" style:font-size-asian="20pt" style:font-size-complex="20pt"/>
    </style:style>
    <style:style style:name="P3" style:family="paragraph">
      <loext:graphic-properties draw:fill="solid" draw:fill-color="#00cc33" draw:opacity="80%"/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style:paragraph-properties fo:text-align="start"/>
      <style:text-properties fo:color="#000000" loext:opacity="100%" fo:font-size="20pt" style:font-size-asian="20pt" style:font-size-complex="20pt"/>
    </style:style>
    <style:style style:name="P5" style:family="paragraph">
      <loext:graphic-properties draw:fill="solid" draw:fill-color="#00cc33" draw:opacity="80%"/>
      <style:paragraph-properties fo:text-align="start" style:writing-mode="lr-tb"/>
      <style:text-properties fo:color="#000000" loext:opacity="100%"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3cm" svg:height="15.75cm" svg:x="1cm" svg:y="1.6cm">
          <draw:image xlink:href="Pictures/1000000000000747000005FC54A910B7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</text:span></text:p>
          <text:p text:style-name="P2"><text:span text:style-name="T1">GND</text:span></text:p>
          <text:p text:style-name="P2"><text:span text:style-name="T1">n.c.</text:span></text:p>
          <text:p text:style-name="P2"><text:span text:style-name="T1">n.c.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LED_RED</text:span></text:p>
          <text:p text:style-name="P4"><text:span text:style-name="T1">LED_GREEN</text:span></text:p>
          <text:p text:style-name="P4"><text:span text:style-name="T1">LED_BLUE</text:span></text:p>
          <text:p text:style-name="P4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GND</text:span></text:p>
          <text:p text:style-name="P2"><text:span text:style-name="T1">5V</text:span></text:p>
          <text:p text:style-name="P2"><text:span text:style-name="T1">PP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SW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IN_U_HV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255cm" svg:height="0.962cm" svg:x="4.25cm" svg:y="18.25cm">
          <draw:text-box>
            <text:p>Pinout up until v4.5a</text:p>
          </draw:text-box>
        </draw:frame>
      </draw:page>
      <draw:page draw:name="page2" draw:style-name="dp1" draw:master-page-name="Standard">
        <draw:frame draw:style-name="gr1" draw:text-style-name="P1" draw:layer="layout" svg:width="19.153cm" svg:height="15.75cm" svg:x="1cm" svg:y="1.6cm">
          <draw:image xlink:href="Pictures/1000000000000747000005FC54A910B7.jpg" xlink:type="simple" xlink:show="embed" xlink:actuate="onLoad" draw:mime-type="image/jpeg">
            <text:p/>
          </draw:image>
        </draw:frame>
        <draw:custom-shape draw:style-name="gr2" draw:text-style-name="P3" draw:layer="layout" svg:width="3.75cm" svg:height="5.25cm" svg:x="14.25cm" svg:y="1.5cm">
          <text:p text:style-name="P2"><text:span text:style-name="T1">SW1</text:span></text:p>
          <text:p text:style-name="P2"><text:span text:style-name="T1">GND</text:span></text:p>
          <text:p text:style-name="P2"><text:span text:style-name="T1">SW2</text:span></text:p>
          <text:p text:style-name="P2"><text:span text:style-name="T1">5V</text:span></text:p>
          <text:p text:style-name="P2"><text:span text:style-name="T1">CANL</text:span></text:p>
          <text:p text:style-name="P2"><text:span text:style-name="T1">CAN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2cm" svg:height="5.25cm" svg:x="20.05cm" svg:y="1.5cm">
          <text:p text:style-name="P4"><text:span text:style-name="T1">WAKEUP</text:span></text:p>
          <text:p text:style-name="P4"><text:span text:style-name="T1">12V</text:span></text:p>
          <text:p text:style-name="P4"><text:span text:style-name="T1">IN_U_HV</text:span></text:p>
          <text:p text:style-name="P4"><text:span text:style-name="T1">GND</text:span></text:p>
          <text:p text:style-name="P4"><text:span text:style-name="T1">GND</text:span></text:p>
          <text:p text:style-name="P4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5.25cm" svg:x="13cm" svg:y="12cm">
          <text:p text:style-name="P2"><text:span text:style-name="T1">LED_RED</text:span></text:p>
          <text:p text:style-name="P2"><text:span text:style-name="T1">LED_GREEN</text:span></text:p>
          <text:p text:style-name="P2"><text:span text:style-name="T1">LED_BLUE</text:span></text:p>
          <text:p text:style-name="P2"><text:span text:style-name="T1">LOCK_MOT1</text:span></text:p>
          <text:p text:style-name="P2"><text:span text:style-name="T1">LOCK_MOT2</text:span></text:p>
          <text:p text:style-name="P2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95cm" svg:height="5.25cm" svg:x="20.05cm" svg:y="12cm">
          <text:p text:style-name="P4"><text:span text:style-name="T1">TEMP1</text:span></text:p>
          <text:p text:style-name="P4"><text:span text:style-name="T1">TEMP2</text:span></text:p>
          <text:p text:style-name="P4"><text:span text:style-name="T1">TEMP3</text:span></text:p>
          <text:p text:style-name="P4"><text:span text:style-name="T1">LOCK_FB</text:span></text:p>
          <text:p text:style-name="P4"><text:span text:style-name="T1">PP</text:span></text:p>
          <text:p text:style-name="P4"><text:span text:style-name="T1">CP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289cm" svg:height="0.962cm" svg:x="4.25cm" svg:y="18.5cm">
          <draw:text-box>
            <text:p>Pinout starting v4.5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7:36:14.571538688</meta:creation-date>
    <dc:date>2024-05-24T18:27:23.256897678</dc:date>
    <meta:editing-duration>PT26M8S</meta:editing-duration>
    <meta:editing-cycles>5</meta:editing-cycles>
    <meta:generator>LibreOffice/24.2.3.2$Linux_X86_64 LibreOffice_project/420$Build-2</meta:generator>
    <meta:document-statistic meta:object-count="12"/>
  </office:meta>
</office:document-meta>
</file>